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office:automatic-styles>
  <office:body>
    <office:drawing>
      <draw:page draw:name="page1" draw:style-name="dp1" draw:master-page-name="Default">
        <office:forms form:automatic-focus="false" form:apply-design-mode="fal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ja" style:country-asian="JP"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cm" fo:margin-bottom="0cm" fo:margin-left="0cm" fo:margin-right="0cm" fo:page-width="10cm" fo:page-height="5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00cccc" draw:textarea-horizontal-align="center" draw:textarea-vertical-align="middle"/>
    </style:style>
    <style:style style:name="gr2" style:family="graphic" style:parent-style-name="standard">
      <style:graphic-properties draw:stroke="solid" svg:stroke-width="0.02cm" draw:marker-start-width="0.68cm" draw:marker-end-width="0.68cm" draw:fill="solid" draw:fill-color="#00cccc" draw:opacity="100%" draw:textarea-horizontal-align="center" draw:textarea-vertical-align="middle" fo:padding-top="0.01cm" fo:padding-bottom="0.01cm" fo:padding-left="0.01cm" fo:padding-right="0.01cm"/>
    </style:style>
    <style:style style:name="gr3" style:family="graphic" style:parent-style-name="standard">
      <style:graphic-properties svg:stroke-width="0.02cm" draw:marker-start-width="0.23cm" draw:marker-end-width="0.23cm" draw:fill="solid" draw:fill-color="#000000" draw:textarea-horizontal-align="center" draw:textarea-vertical-align="middle" fo:padding-top="0.01cm" fo:padding-bottom="0.01cm" fo:padding-left="0.01cm" fo:padding-right="0.01cm"/>
    </style:style>
    <style:style style:name="gr4" style:family="graphic" style:parent-style-name="objectwithoutfill">
      <style:graphic-properties svg:stroke-width="0.02cm" draw:marker-start-width="0.23cm" draw:marker-end-width="0.23cm" draw:fill="none" draw:fill-color="#000000" draw:textarea-horizontal-align="center" draw:textarea-vertical-align="middle" fo:padding-top="0.01cm" fo:padding-bottom="0.01cm" fo:padding-left="0.01cm" fo:padding-right="0.01cm"/>
    </style:style>
    <style:style style:name="gr5" style:family="graphic" style:parent-style-name="standard">
      <style:graphic-properties svg:stroke-width="0.02cm" draw:marker-start="Arrow" draw:marker-start-width="0.2cm" draw:marker-end="Arrow" draw:marker-end-width="0.2cm" draw:fill="solid" draw:fill-color="#000000" draw:textarea-horizontal-align="center" draw:textarea-vertical-align="middle" fo:padding-top="0.01cm" fo:padding-bottom="0.01cm" fo:padding-left="0.01cm" fo:padding-right="0.01cm"/>
    </style:style>
    <style:style style:name="gr6" style:family="graphic" style:parent-style-name="standard">
      <style:graphic-properties svg:stroke-width="0.02cm" draw:fill="solid" draw:fill-color="#000000" draw:textarea-horizontal-align="center" draw:textarea-vertical-align="middle" fo:padding-top="0.01cm" fo:padding-bottom="0.01cm" fo:padding-left="0.01cm" fo:padding-right="0.01cm"/>
    </style:style>
    <style:style style:name="gr7" style:family="graphic" style:parent-style-name="standard">
      <style:graphic-properties style:protect="size"/>
    </style:style>
    <style:style style:name="gr8" style:family="graphic" style:parent-style-name="standard">
      <style:graphic-properties svg:stroke-width="0.02cm" draw:marker-start="Arrow" draw:marker-start-width="0.1cm" draw:marker-end="Arrow" draw:marker-end-width="0.1cm" draw:fill="solid" draw:fill-color="#000000" draw:textarea-horizontal-align="center" draw:textarea-vertical-align="middle" fo:padding-top="0.01cm" fo:padding-bottom="0.01cm" fo:padding-left="0.01cm" fo:padding-right="0.01cm"/>
    </style:style>
    <style:style style:name="gr9" style:family="graphic" style:parent-style-name="objectwithoutfill">
      <style:graphic-properties svg:stroke-width="0.02cm" draw:marker-start="Arrow" draw:marker-start-width="0.2cm" draw:marker-end="Arrow" draw:marker-end-width="0.2cm" draw:fill="none" draw:fill-color="#000000" draw:textarea-horizontal-align="center" draw:textarea-vertical-align="middle" fo:padding-top="0.01cm" fo:padding-bottom="0.01cm" fo:padding-left="0.01cm" fo:padding-right="0.01cm"/>
    </style:style>
    <style:style style:name="gr10" style:family="graphic" style:parent-style-name="standard">
      <style:graphic-properties svg:stroke-width="0.02cm" draw:textarea-horizontal-align="center" draw:textarea-vertical-align="middle" fo:padding-top="0.01cm" fo:padding-bottom="0.01cm" fo:padding-left="0.01cm" fo:padding-right="0.01cm"/>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draw:polygon draw:style-name="gr1" draw:text-style-name="P1" draw:layer="backgroundobjects" svg:width="2.8cm" svg:height="1.515cm" svg:x="6.835cm" svg:y="1.018cm" svg:viewBox="0 0 2801 1516" draw:points="1,1510 1,1509 0,1508 0,1505 0,1501 5,1504 8,1504 10,1504 11,1504 12,1504 14,1503 93,1465 95,1464 96,1463 98,1462 167,1355 168,1353 222,1191 258,983 271,747 258,510 222,305 168,141 167,139 98,31 95,29 94,29 93,28 36,0 2534,0 2536,0 2537,0 2539,0 2540,0 2542,0 2543,0 2621,36 2622,37 2623,38 2625,40 2694,148 2695,150 2750,315 2787,520 2800,757 2787,994 2750,1200 2695,1363 2694,1365 2625,1472 2624,1473 2623,1474 2621,1475 2546,1511 2546,1512 2544,1513 2543,1513 2542,1514 2539,1515 10,1515 8,1514 6,1514 5,1513 4,1513 2,1512">
        <text:p/>
      </draw:polygon>
      <draw:polygon draw:style-name="gr2" draw:text-style-name="P1" draw:layer="backgroundobjects" svg:width="3.322cm" svg:height="3.251cm" svg:x="0.751cm" svg:y="0.592cm" svg:viewBox="0 0 3323 3252" draw:points="390,2979 406,3039 408,3042 410,3055 412,3060 411,3060 420,3101 408,3159 375,3206 328,3239 270,3251 211,3239 164,3206 131,3159 126,3133 121,3135 107,3078 83,3010 57,2929 40,2851 29,2779 17,2701 9,2623 4,2547 1,2475 0,2398 4,2315 17,2234 40,2148 73,2061 120,1973 178,1895 251,1826 335,1764 430,1718 516,1690 587,1672 666,1653 751,1639 828,1634 897,1632 965,1629 1033,1624 1098,1618 1166,1608 1230,1598 1294,1586 1362,1569 1441,1549 1513,1535 1583,1522 1643,1510 1699,1493 1768,1469 1845,1445 1911,1429 1972,1414 2040,1392 2109,1366 2167,1345 2218,1321 2277,1282 2339,1234 2395,1192 2455,1139 2515,1080 2582,1010 2641,956 2687,911 2731,854 2777,784 2821,720 2858,662 2890,607 2920,547 2947,485 2970,427 2988,375 3001,331 3007,264 3016,168 3017,155 3017,150 3028,91 3061,44 3108,11 3167,0 3225,11 3272,44 3305,91 3317,150 3316,152 3322,153 3313,213 3306,291 3300,358 3279,448 3253,524 3226,594 3195,666 3159,740 3117,813 3074,881 3026,953 2980,1021 2924,1094 2854,1167 2785,1231 2732,1287 2668,1352 2594,1417 2522,1473 2458,1521 2387,1570 2300,1614 2216,1647 2143,1673 2067,1699 1982,1720 1914,1736 1861,1754 1800,1776 1728,1797 1644,1815 1570,1830 1498,1844 1435,1860 1365,1877 1289,1893 1213,1905 1141,1915 1062,1923 986,1928 910,1931 837,1933 772,1938 717,1948 658,1963 591,1981 521,2003 474,2031 431,2066 391,2108 361,2150 340,2196 323,2249 308,2309 301,2360 299,2411 300,2470 303,2534 308,2602 316,2668 326,2734 337,2806 350,2864 368,2915">
        <text:p/>
      </draw:polygon>
      <draw:ellipse draw:style-name="gr3" draw:text-style-name="P1" draw:layer="backgroundobjects" svg:width="0.13cm" svg:height="0.296cm" draw:transform="rotate (0.300371164268167) translate (2.682cm 2.03cm)" draw:kind="arc" draw:start-angle="87.53" draw:end-angle="290.75">
        <text:p/>
      </draw:ellipse>
      <draw:ellipse draw:style-name="gr3" draw:text-style-name="P1" draw:layer="backgroundobjects" svg:width="0.13cm" svg:height="0.296cm" draw:transform="rotate (0.300371164268167) translate (2.238cm 2.144cm)" draw:kind="arc" draw:start-angle="87.53" draw:end-angle="290.75">
        <text:p/>
      </draw:ellipse>
      <draw:ellipse draw:style-name="gr4" draw:layer="backgroundobjects" svg:width="0.508cm" svg:height="1.514cm" svg:x="6.589cm" svg:y="1.016cm">
        <text:p/>
      </draw:ellipse>
      <draw:line draw:style-name="gr5" draw:text-style-name="P1" draw:layer="backgroundobjects" svg:x1="6.843cm" svg:y1="3.048cm" svg:x2="9.383cm" svg:y2="3.048cm">
        <text:p/>
      </draw:line>
      <draw:ellipse draw:style-name="gr6" draw:text-style-name="P1" draw:layer="backgroundobjects" svg:width="0.508cm" svg:height="1.524cm" svg:x="9.129cm" svg:y="1.006cm" draw:kind="arc" draw:start-angle="270" draw:end-angle="90">
        <text:p/>
      </draw:ellipse>
      <draw:line draw:style-name="gr6" draw:text-style-name="P1" draw:layer="backgroundobjects" svg:x1="6.843cm" svg:y1="1.006cm" svg:x2="9.383cm" svg:y2="1.006cm">
        <text:p/>
      </draw:line>
      <draw:line draw:style-name="gr6" draw:text-style-name="P1" draw:layer="backgroundobjects" svg:x1="6.843cm" svg:y1="2.53cm" svg:x2="9.383cm" svg:y2="2.53cm">
        <text:p/>
      </draw:line>
      <draw:line draw:style-name="gr5" draw:text-style-name="P1" draw:layer="backgroundobjects" svg:x1="6.335cm" svg:y1="1.778cm" svg:x2="6.335cm" svg:y2="1.016cm">
        <text:p/>
      </draw:line>
      <draw:frame draw:style-name="gr7" draw:layer="backgroundobjects" svg:width="0.65cm" svg:height="1.074cm" svg:x="5.511cm" svg:y="0.875cm">
        <draw:object xlink:href="./Object 1" xlink:type="simple" xlink:show="embed" xlink:actuate="onLoad"/>
        <draw:image xlink:href="./ObjectReplacements/Object 1" xlink:type="simple" xlink:show="embed" xlink:actuate="onLoad"/>
      </draw:frame>
      <draw:frame draw:style-name="gr7" draw:layer="backgroundobjects" svg:width="0.749cm" svg:height="0.469cm" svg:x="2.176cm" svg:y="2.476cm">
        <draw:object xlink:href="./Object 2" xlink:type="simple" xlink:show="embed" xlink:actuate="onLoad"/>
        <draw:image xlink:href="./ObjectReplacements/Object 2" xlink:type="simple" xlink:show="embed" xlink:actuate="onLoad"/>
      </draw:frame>
      <draw:line draw:style-name="gr8" draw:text-style-name="P1" draw:layer="backgroundobjects" svg:x1="2.402cm" svg:y1="2.55cm" svg:x2="2.88cm" svg:y2="2.42cm">
        <text:p/>
      </draw:line>
      <draw:frame draw:style-name="gr7" draw:layer="backgroundobjects" svg:width="0.75cm" svg:height="0.469cm" svg:x="7.765cm" svg:y="3.077cm">
        <draw:object xlink:href="./Object 3" xlink:type="simple" xlink:show="embed" xlink:actuate="onLoad"/>
        <draw:image xlink:href="./ObjectReplacements/Object 3" xlink:type="simple" xlink:show="embed" xlink:actuate="onLoad"/>
      </draw:frame>
      <draw:path draw:style-name="gr9" draw:layer="backgroundobjects" svg:width="3.073cm" svg:height="3.22cm" svg:x="0.381cm" svg:y="0.618cm" svg:viewBox="0 0 3074 3221" svg:d="m3073 0c0 89-69 250-104 331-61 139-79 165-174 296-68 94-140 156-244 243-86 72-185 135-287 175-87 34-190 50-287 60-90 10-180 27-270 27s-174 16-261 17-175 22-261 26-174 36-262 35c-97-1-186 45-278 61-98 17-182 72-270 113-102 47-155 156-217 244-60 84-123 175-140 278-15 93-20 190-17 287 3 92 16 186 35 279s28 197 43 296c13 91 11 186 35 278l26 174">
        <text:p/>
      </draw:path>
      <draw:frame draw:style-name="gr7" draw:layer="backgroundobjects" svg:width="0.438cm" svg:height="0.469cm" svg:x="2.098cm" svg:y="1.241cm">
        <draw:object xlink:href="./Object 4" xlink:type="simple" xlink:show="embed" xlink:actuate="onLoad"/>
        <draw:image xlink:href="./ObjectReplacements/Object 4" xlink:type="simple" xlink:show="embed" xlink:actuate="onLoad"/>
      </draw:frame>
      <draw:line draw:style-name="gr10" draw:text-style-name="P1" draw:layer="backgroundobjects" svg:x1="6.843cm" svg:y1="1.783cm" svg:x2="6.843cm" svg:y2="1.018cm">
        <text:p/>
      </draw:lin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David Legland</meta:initial-creator>
    <meta:creation-date>2004-07-21T11:58:57</meta:creation-date>
    <dc:date>2005-09-05T09:51:24</dc:date>
    <dc:language>en-US</dc:language>
    <meta:editing-cycles>22</meta:editing-cycles>
    <meta:editing-duration>PT19H36M57S</meta:editing-duration>
    <meta:user-defined meta:name="Info 1"/>
    <meta:user-defined meta:name="Info 2"/>
    <meta:user-defined meta:name="Info 3"/>
    <meta:user-defined meta:name="Info 4"/>
    <meta:document-statistic meta:object-count="17"/>
  </office:meta>
</office:document-meta>
</file>

<file path=Object 1/content.xml><?xml version="1.0" encoding="utf-8"?>
<!DOCTYPE math  PUBLIC '-//OpenOffice.org//DTD Modified W3C MathML 1.01//EN'  'math.dtd'>
<math:math xmlns:math="http://www.w3.org/1998/Math/MathML">
  <math:semantics>
    <math:mfrac>
      <math:mn>1</math:mn>
      <math:msub>
        <math:mo math:stretchy="false"></math:mo>
        <math:mn>1</math:mn>
      </math:msub>
    </math:mfrac>
    <math:annotation math:encoding="StarMath 5.0">1 over %kappa_1</math:annotation>
  </math:semantics>
</math:math>
</file>

<file path=Object 2/content.xml><?xml version="1.0" encoding="utf-8"?>
<!DOCTYPE math  PUBLIC '-//OpenOffice.org//DTD Modified W3C MathML 1.01//EN'  'math.dtd'>
<math:math xmlns:math="http://www.w3.org/1998/Math/MathML">
  <math:semantics>
    <math:mi math:fontstyle="italic">dl</math:mi>
    <math:annotation math:encoding="StarMath 5.0">dl</math:annotation>
  </math:semantics>
</math:math>
</file>

<file path=Object 3/content.xml><?xml version="1.0" encoding="utf-8"?>
<!DOCTYPE math  PUBLIC '-//OpenOffice.org//DTD Modified W3C MathML 1.01//EN'  'math.dtd'>
<math:math xmlns:math="http://www.w3.org/1998/Math/MathML">
  <math:semantics>
    <math:mi math:fontstyle="italic">dl</math:mi>
    <math:annotation math:encoding="StarMath 5.0">dl</math:annotation>
  </math:semantics>
</math:math>
</file>

<file path=Object 4/content.xml><?xml version="1.0" encoding="utf-8"?>
<!DOCTYPE math  PUBLIC '-//OpenOffice.org//DTD Modified W3C MathML 1.01//EN'  'math.dtd'>
<math:math xmlns:math="http://www.w3.org/1998/Math/MathML">
  <math:semantics>
    <math:mi>L</math:mi>
    <math:annotation math:encoding="StarMath 5.0">L</math:annotation>
  </math:semantics>
</math:math>
</file>